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Normal">
      <style:paragraph-properties>
        <style:tab-stops>
          <style:tab-stop style:position="16.999cm" style:type="right" style:leader-style="dotted" style:leader-text="."/>
        </style:tab-stops>
      </style:paragraph-properties>
      <style:text-properties style:font-name="Arial1"/>
    </style:style>
    <style:style style:name="P3" style:family="paragraph" style:parent-style-name="Text_20_body">
      <style:text-properties style:font-name="Arial1"/>
    </style:style>
    <style:style style:name="P4" style:family="paragraph" style:parent-style-name="Text_20_body">
      <style:paragraph-properties fo:text-align="center" style:justify-single-word="false"/>
      <style:text-properties style:font-name="Arial1"/>
    </style:style>
    <style:style style:name="P5" style:family="paragraph" style:parent-style-name="Text_20_body">
      <style:text-properties style:font-name="Arial1" fo:font-weight="bold" style:font-weight-asian="bold" style:font-weight-complex="bold"/>
    </style:style>
    <style:style style:name="P6" style:family="paragraph" style:parent-style-name="Text_20_body">
      <style:text-properties fo:color="#0000c0" style:font-name="Arial1" fo:font-size="12pt" style:font-name-asian="Courier New" style:font-size-asian="12pt" style:font-name-complex="Courier New" style:font-size-complex="12pt"/>
    </style:style>
    <style:style style:name="P7" style:family="paragraph" style:parent-style-name="Title">
      <style:text-properties style:font-name="Arial1"/>
    </style:style>
    <style:style style:name="P8" style:family="paragraph" style:parent-style-name="Subtitle">
      <style:text-properties style:font-name="Arial1"/>
    </style:style>
    <style:style style:name="P9" style:family="paragraph" style:parent-style-name="Table_20_Contents">
      <style:text-properties style:font-name="Arial1"/>
    </style:style>
    <style:style style:name="P10" style:family="paragraph" style:parent-style-name="Contents_20_3">
      <style:text-properties style:font-name="Arial1"/>
    </style:style>
    <style:style style:name="P11" style:family="paragraph" style:parent-style-name="Contents_20_Heading" style:master-page-name="MP2">
      <style:paragraph-properties style:page-number="auto" fo:break-before="page"/>
      <style:text-properties style:font-name="Arial1"/>
    </style:style>
    <style:style style:name="P12" style:family="paragraph" style:parent-style-name="Heading_20_1">
      <style:text-properties style:font-name="Arial1"/>
    </style:style>
    <style:style style:name="P13" style:family="paragraph" style:parent-style-name="Heading_20_1" style:master-page-name="MP1">
      <style:paragraph-properties style:page-number="auto" fo:break-before="page"/>
      <style:text-properties style:font-name="Arial1"/>
    </style:style>
    <style:style style:name="P14" style:family="paragraph" style:parent-style-name="Heading_20_1" style:master-page-name="MP3">
      <style:paragraph-properties style:page-number="auto" fo:break-before="page"/>
      <style:text-properties style:font-name="Arial1"/>
    </style:style>
    <style:style style:name="P15" style:family="paragraph" style:parent-style-name="Heading_20_2">
      <style:text-properties style:font-name="Arial1"/>
    </style:style>
    <style:style style:name="P16" style:family="paragraph" style:parent-style-name="Text_20_body" style:list-style-name="L1">
      <style:text-properties style:font-name="Arial1"/>
    </style:style>
    <style:style style:name="P17" style:family="paragraph" style:parent-style-name="Text_20_body" style:list-style-name="L2">
      <style:text-properties style:font-name="Arial1"/>
    </style:style>
    <style:style style:name="P18" style:family="paragraph" style:parent-style-name="Text_20_body" style:list-style-name="L3">
      <style:text-properties style:font-name="Arial1"/>
    </style:style>
    <style:style style:name="P19" style:family="paragraph" style:parent-style-name="Text_20_body" style:list-style-name="L4">
      <style:text-properties style:font-name="Arial1"/>
    </style:style>
    <style:style style:name="P20" style:family="paragraph" style:parent-style-name="Text_20_body" style:list-style-name="L5">
      <style:text-properties style:font-name="Arial1"/>
    </style:style>
    <style:style style:name="T1" style:family="text">
      <style:text-properties style:font-name="Arial1"/>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P7">Algoritmos y programación 3</text:p>
      <text:p text:style-name="P8">Trabajo práctico 3: Algo3-Man</text:p>
      <text:p text:style-name="P4">2do cuatrimestre, 2009</text:p>
      <text:p text:style-name="P4">(trabajo grupal)</text:p>
      <text:p text:style-name="P3"><draw:frame draw:style-name="fr1" draw:name="Marco1" text:anchor-type="paragraph" svg:x="0.004cm" svg:y="0.84cm" svg:width="10.654cm" style:rel-width="scale" svg:height="5.025cm" style:rel-height="scale-min" draw:z-index="0"><draw:text-box><text:p text:style-name="P3">Alumnos:</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text:a></text:p><text:p text:style-name="P3">Corrector:</text:p><text:p text:style-name="P3"/><text:p text:style-name="P3">Observaciones entrega 1:</text:p><text:p text:style-name="P3"/><text:p text:style-name="P3"/><text:p text:style-name="P3">Observaciones entrega 2:</text:p><text:p text:style-name="P3"/><text:p text:style-name="P3"/><text:p text:style-name="P3">Observaciones entrega 3:</text:p><text:p text:style-name="P3"/><text:p text:style-name="P3"/><text:p text:style-name="P3">Nota Final:</text:p></draw:text-box></draw:frame></text:p>
      <text:h text:style-name="P13"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Versión</text:p>
          </table:table-cell>
          <table:table-cell table:style-name="Table1.A1" office:value-type="string">
            <text:p text:style-name="P9">Fecha</text:p>
          </table:table-cell>
          <table:table-cell table:style-name="Table1.A1" office:value-type="string">
            <text:p text:style-name="P9">Descripción</text:p>
          </table:table-cell>
          <table:table-cell table:style-name="Table1.D1" office:value-type="string">
            <text:p text:style-name="P9">Autor</text:p>
          </table:table-cell>
        </table:table-row>
        <table:table-row>
          <table:table-cell table:style-name="Table1.A2" office:value-type="string">
            <text:p text:style-name="P9">0.1</text:p>
          </table:table-cell>
          <table:table-cell table:style-name="Table1.A2" office:value-type="string">
            <text:p text:style-name="P9">5/11/2009</text:p>
          </table:table-cell>
          <table:table-cell table:style-name="Table1.A2" office:value-type="string">
            <text:p text:style-name="P9">Versión inicial. Definición de la estructura del documento.</text:p>
          </table:table-cell>
          <table:table-cell table:style-name="Table1.D2" office:value-type="string">
            <text:p text:style-name="P9">Pablo Suárez</text:p>
          </table:table-cell>
        </table:table-row>
        <table:table-row>
          <table:table-cell table:style-name="Table1.A2" office:value-type="string">
            <text:p text:style-name="P9">[número de versión]</text:p>
          </table:table-cell>
          <table:table-cell table:style-name="Table1.A2" office:value-type="string">
            <text:p text:style-name="P9">[fecha]</text:p>
          </table:table-cell>
          <table:table-cell table:style-name="Table1.A2" office:value-type="string">
            <text:p text:style-name="P9">Versión ...</text:p>
          </table:table-cell>
          <table:table-cell table:style-name="Table1.D2" office:value-type="string">
            <text:p text:style-name="P9">[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1">Table of Contents</text:p>
          </text:index-title>
          <text:p text:style-name="P2">Control de cambios<text:tab/>2</text:p>
          <text:p text:style-name="P2">Introducción<text:tab/>4</text:p>
          <text:p text:style-name="P2">Objetivo del trabajo<text:tab/>4</text:p>
          <text:p text:style-name="P2">Consigna<text:tab/>4</text:p>
          <text:p text:style-name="P2">Modalidad de trabajo<text:tab/>4</text:p>
          <text:p text:style-name="P2">Entregables<text:tab/>4</text:p>
          <text:p text:style-name="P2">Supuestos<text:tab/>5</text:p>
          <text:p text:style-name="P2">Herramientas y modo de entrega<text:tab/>5</text:p>
          <text:p text:style-name="P2">Modelo de dominio<text:tab/>5</text:p>
          <text:p text:style-name="P2">Diagramas de clases<text:tab/>5</text:p>
          <text:p text:style-name="P2">Detalles de implementación<text:tab/>5</text:p>
          <text:p text:style-name="P2">Excepciones<text:tab/>5</text:p>
          <text:p text:style-name="P2">Diagramas de secuencia<text:tab/>5</text:p>
          <text:p text:style-name="P2">Diagramas de estado<text:tab/>5</text:p>
          <text:p text:style-name="P2">Diagramas de paquetes<text:tab/>6</text:p>
          <text:p text:style-name="P2">Extensiones<text:tab/>6</text:p>
          <text:p text:style-name="P2">Concurrencia<text:tab/>6</text:p>
          <text:p text:style-name="P2">Persistencia<text:tab/>6</text:p>
          <text:p text:style-name="P2">Código fuente<text:tab/>6</text:p>
          <text:p text:style-name="P2">Checklist de corrección<text:tab/>6</text:p>
          <text:p text:style-name="P2">Carpeta<text:tab/>6</text:p>
          <text:p text:style-name="P2">Código<text:tab/>7</text:p>
        </text:index-body>
      </text:table-of-content>
      <text:p text:style-name="P10"/>
      <text:h text:style-name="P14" text:outline-level="1">Introducción</text:h>
      <text:h text:style-name="P15" text:outline-level="2">Objetivo del trabajo</text:h>
      <text:p text:style-name="P3">Aplicar los conceptos enseñados en la materia a la resolución de un problema, trabajando en grupo y utilizando Java, C# o Smalltalk (a elección del grupo).</text:p>
      <text:h text:style-name="P15" text:outline-level="2">Consigna</text:h>
      <text:p text:style-name="P3"/>
      <text:p text:style-name="P3">El trabajo consiste en realizar una aplicación, específicamente un juego al estilo 'Pac-Man'.</text:p>
      <text:p text:style-name="P3">Deberán tenerse en cuenta las siguientes consignas:</text:p>
      <text:list xml:id="list26269345" text:style-name="L1">
        <text:list-item>
          <text:p text:style-name="P16">El laberinto deberá poder ser variable (o sea no debe estar 'hard-coded' en el código).</text:p>
        </text:list-item>
        <text:list-item>
          <text:p text:style-name="P16">Cada fantasma tiene sus propias características, incluyendo velocidad y estrategia para atrapar al jugador.</text:p>
        </text:list-item>
        <text:list-item>
          <text:p text:style-name="P16">Los fantasmas cambian su comportamiento cuando el jugador 'come' un 'punto de poder', el cual le permite atacar a los fantasmas por un tiempo limitado.</text:p>
        </text:list-item>
        <text:list-item>
          <text:p text:style-name="P16">La duración del efecto del 'punto de poder' varía a medida que se avanza en nivel.</text:p>
        </text:list-item>
        <text:list-item>
          <text:p text:style-name="P16">La velocidad de los fantasmas varía al avanzar de nivel.</text:p>
        </text:list-item>
        <text:list-item>
          <text:p text:style-name="P16">Cada tanto aparecen elementos adicionales que al ser comidos por el jugador le dan puntos adicionales.</text:p>
        </text:list-item>
      </text:list>
      <text:p text:style-name="P3">Para ver mas detalles que pueden usarse como guía, ver: http://en.wikipedia.org/wiki/Pacman</text:p>
      <text:p text:style-name="P3"/>
      <text:p text:style-name="P3">Alcance del trabajo:</text:p>
      <text:list xml:id="list26276458" text:style-name="L2">
        <text:list-item>
          <text:p text:style-name="P17">Se deberá realizar el modelo, con sus diagramas correspondientes (clases, estado, secuencia y paquetes).</text:p>
        </text:list-item>
        <text:list-item>
          <text:p text:style-name="P17">Deberá haber un conjunto abarcativo de pruebas unitarias.</text:p>
        </text:list-item>
        <text:list-item>
          <text:p text:style-name="P17">Se deberá implementar una interfaz visual básica. Para esto el curso proveerá de herramientas que permitirá el desarrollo de esta interfaz facilitando el trabajo en este aspecto de la entrega.</text:p>
        </text:list-item>
      </text:list>
      <text:p text:style-name="P3"/>
      <text:h text:style-name="P15" text:outline-level="2">Modalidad de trabajo</text:h>
      <text:p text:style-name="P3">Los alumnos se organizarán en grupos de 4. Cada grupo tendrá a cargo un docente quien les guiará en cuanto a las dudas para la implementación del trabajo y realizará la corrección del mismo.</text:p>
      <text:p text:style-name="P3"><text:s/></text:p>
      <text:h text:style-name="P15" text:outline-level="2">Entregables</text:h>
      <text:p text:style-name="P3">El trabajo consta de 3 entregables, los cuales se harán en etapas:</text:p>
      <text:list xml:id="list26283133" text:style-name="L3">
        <text:list-item>
          <text:p text:style-name="P18"><text:soft-page-break/>Modelo de la solución, expresada en los diagramas correspondientes. (fecha de entrega: semana del 9 de noviembre)</text:p>
        </text:list-item>
        <text:list-item>
          <text:p text:style-name="P18">Codificación del modelo, con las pruebas unitarias correspondientes y los elementos del presente informe. (fecha de entrega: semana del 23 de noviembre)</text:p>
        </text:list-item>
        <text:list-item>
          <text:p text:style-name="P18">Implementación de la interfaz gráfica básica. (fecha de entrega: semana del 30 de noviembre)</text:p>
        </text:list-item>
      </text:list>
      <text:p text:style-name="P3"/>
      <text:h text:style-name="P15" text:outline-level="2">Supuestos</text:h>
      <text:p text:style-name="P3">[documentar todos los supuestos hechos sobre el enunciado. Asegurarse de validar con los docentes]</text:p>
      <text:p text:style-name="P3"/>
      <text:h text:style-name="P15" text:outline-level="2">Herramientas y modo de entrega</text:h>
      <text:p text:style-name="P3">Se deberá entregar el informe correspondiente en forma impresa y digital. La forma de entrega del código de la aplicación en sí se acordará con el ayudante asignado a los grupos.</text:p>
      <text:p text:style-name="P3"/>
      <text:h text:style-name="P12" text:outline-level="1">Modelo de dominio</text:h>
      <text:p text:style-name="P3">[Explicar cómo se encaró el TP]</text:p>
      <text:h text:style-name="P15" text:outline-level="2">Diagramas de clases</text:h>
      <text:p text:style-name="P3">[uno o varios diagramas de clases, mostrando la relación estática entre las clases, pueden agregar todo el texto necesario para aclarar y explicar su diseño, recuerden que la idea de todo el documento es que quede documentado y entendible como está hecho el TP]</text:p>
      <text:h text:style-name="P15" text:outline-level="2">Detalles de implementación</text:h>
      <text:p text:style-name="P3">Una de las partes mas interesantes de la implementación del juego, se halla en el comportamiento de los fantasmas. Utilizando el patrón de diseño state, se les asignó estrategias distintas a cada uno que pueden ser fácilmente cambiadas, generando en un mismo objeto comportamientos distintos. Ya que esto debía ocurrir así por el enunciado.</text:p>
      <text:p text:style-name="P3">Básicamente el fantasma tiene tres estados, Cazando, Huyendo y Muerto. Los diferentes estados implican que el comportamiento del objeto fantasma cambie según el estado actual del mismo, lo que lo hace parecer como si fueran distintos objetos, un fantasma cazador y un fantasma huidizo. Pero con nuestro método, existe un solo objeto fantasma por fantasma, con un objeto estrategia, que es fácilmente intercambiable y es quien le da el comportamiento a su poseedor. Así se puede cambiar el comportamiento de cazador por el de huidizo en caso de que el pacman coma un punto de poder, o incluso cambiar estrategias de caza durante el juego.</text:p>
      <text:p text:style-name="P3">Tratando de seguir la linea del juego original, se crearon cuatro fantasmas con diferentes estrategias, asignadas en su constructor. Sin embargo se pueden adicionar cuantos fantasmas se requieran, con distintas estrategias, sin necesidad de ser alguno de los cuatro creados por nosotros.</text:p>
      <text:p text:style-name="P3">Para mantener la coherencia con este pensamiento, al objeto pacman se le asigno también estrategias, que lo que hacen es cambiar la dirección del pacman según eventos <text:soft-page-break/>del teclado. </text:p>
      <text:p text:style-name="P3">En la clase Juego, quizás valga la pena resaltar el manejo de los puntos de poder. Se mantiene un contador de cuantos puntos de poder hay activos en un instante dado. Cuando un punto de poder es comido, se da aviso a la clase juego, quien cambia los comportamientos a los fantasmas y crea un timer, que pasado un tiempo(diferente en cada nivel) vuelve a los fantasmas a su estado original. Para que un nuevo timer en caso de ocurrir que se coma un punto de poder mientras otro esta activo, no se quede opacado por el final del primer timer, la devolución de los estados originales de los fantasmas se ejecuta cuando la cantidad de puntos de poder activos llega a cero, que es cuando todos los puntos de poder cumplieron su tiempo particular.</text:p>
      <text:p text:style-name="P3"/>
      <text:p text:style-name="P3"/>
      <text:p text:style-name="P6"/>
      <text:p text:style-name="P3"/>
      <text:h text:style-name="P15" text:outline-level="2">Excepciones</text:h>
      <text:p text:style-name="P3">Las excepciones creadas fueron:</text:p>
      <text:p text:style-name="P3">EstrategiaNulaException: Para validar la asignación de nuevas estrategias a las entidades vivas.</text:p>
      <text:p text:style-name="P3">VelocidadInvalidaException: Con el fin de impedir la asignación de una velocidad negativa a los fantasmas.</text:p>
      <text:p text:style-name="P3">PosicionPacmanInexistenteException: Creada con el fin de asegurar que en el txt correspondiente al nivel siempre haya asignada una posición para pacman.</text:p>
      <text:p text:style-name="P3">PosicionInvalidaException: Para prevenir la asignación de posiciones con coordenadas negativas.</text:p>
      <text:p text:style-name="P3"/>
      <text:h text:style-name="P15" text:outline-level="2">Diagramas de secuencia</text:h>
      <text:p text:style-name="P3">[pongan las secuencias interesantes que hayan implementado. Pueden agregar texto para explicar si algo no queda claro]</text:p>
      <text:p text:style-name="P3"/>
      <text:h text:style-name="P15" text:outline-level="2">Diagramas de estado</text:h>
      <text:p text:style-name="P3">[pongan las secuencias interesantes que hayan implementado. Pueden agregar texto para explicar si algo no queda claro]</text:p>
      <text:p text:style-name="P3"/>
      <text:h text:style-name="P15" text:outline-level="2">Diagramas de paquetes</text:h>
      <text:p text:style-name="P3">[pongan las secuencias interesantes que hayan implementado. Pueden agregar texto para explicar si algo no queda claro]</text:p>
      <text:p text:style-name="P3"/>
      <text:h text:style-name="P12" text:outline-level="1">Extensiones</text:h>
      <text:p text:style-name="P3"/>
      <text:h text:style-name="P15" text:outline-level="2"><text:soft-page-break/>Concurrencia</text:h>
      <text:p text:style-name="P3"/>
      <text:p text:style-name="P3">Para el desarrollo del trabajo práctico solamente se utilizo concurrencia en dos ocasiones y de forma indirecta, por medio de Timers de java.util.Timer.</text:p>
      <text:p text:style-name="P3">Estas dos ocasiones fue para ejecutar tares luego de un tiempo estipulado: para devolver su estado original a los fantasmas luego de comer un punto de poder y transcurrido su tiempo. Y para mostrar el punto bonus por un corto lapso de tiempo.</text:p>
      <text:p text:style-name="P3">En el primer caso surgió un problema de implementación, ya que una variable booleana indicaba el estado del punto de poder, y al transcurrir el tiempo necesario, se cortaba el efecto del punto de poder. El problema venia cuando se comía otro punto de poder mientras uno estaba activo, ya que el primer timer cortaba el efecto, y el segundo lo volvía a cortar, a pesar de no ser necesario. Para resolver esto, se cambió la variable booleana por una variable entera que lleva la cuenta de cuantos puntos de poder activos hay, y solo devuelve a los fantasmas su estado, si ese contador llega a cero.</text:p>
      <text:p text:style-name="P3"/>
      <text:h text:style-name="P15" text:outline-level="2">Persistencia</text:h>
      <text:p text:style-name="P3">[Explicar en qué parte del trabajo se podría aplicar persistencia, y los beneficios y la problemática que representa]</text:p>
      <text:p text:style-name="P3"/>
      <text:p text:style-name="P3"/>
      <text:h text:style-name="P12" text:outline-level="1">Código fuente</text:h>
      <text:p text:style-name="P3"/>
      <text:h text:style-name="P12" text:outline-level="1">Checklist de corrección</text:h>
      <text:p text:style-name="P3">Esta sección es para uso exclusivo de la cátedra, por favor no modificar.</text:p>
      <text:h text:style-name="P15" text:outline-level="2">Carpeta</text:h>
      <text:p text:style-name="P3"/>
      <text:p text:style-name="P5">Generalidades</text:p>
      <text:list xml:id="list26286873" text:style-name="L4">
        <text:list-item>
          <text:p text:style-name="P19">¿Son correctos los supuestos y extensiones?</text:p>
        </text:list-item>
        <text:list-item>
          <text:p text:style-name="P19">¿Es prolija la presentación? (hojas del mismo tamaño, numeradas y con tipografía uniforme) </text:p>
        </text:list-item>
        <text:list-item>
          <text:p text:style-name="P19">¿Está completa la carátula? (número de grupo, nombre, mail y padrón de cada integrante) </text:p>
        </text:list-item>
      </text:list>
      <text:p text:style-name="P5"/>
      <text:p text:style-name="P5">Modelo</text:p>
      <text:list xml:id="list26355859" text:continue-list="list26286873" text:style-name="L4">
        <text:list-item text:start-value="1">
          <text:p text:style-name="P19">¿Está completo?¿Contempla la totalidad del problema?</text:p>
        </text:list-item>
        <text:list-item>
          <text:p text:style-name="P19">¿Respeta encapsulamiento?</text:p>
        </text:list-item>
        <text:list-item>
          <text:p text:style-name="P19">¿Respeta ocultamiento de información?</text:p>
        </text:list-item>
        <text:list-item>
          <text:p text:style-name="P19">¿Hace un buen uso de excepciones?</text:p>
        </text:list-item>
        <text:list-item>
          <text:p text:style-name="P19"><text:soft-page-break/>¿Utiliza polimorfismo en las situaciones esperadas?</text:p>
        </text:list-item>
      </text:list>
      <text:p text:style-name="P5"/>
      <text:p text:style-name="P5">Diagrama de clases</text:p>
      <text:list xml:id="list26338765" text:continue-list="list26355859" text:style-name="L4">
        <text:list-item text:start-value="1">
          <text:p text:style-name="P19">¿Está completo?</text:p>
        </text:list-item>
        <text:list-item>
          <text:p text:style-name="P19">¿Está bien utilizada la notación?</text:p>
        </text:list-item>
      </text:list>
      <text:p text:style-name="P5"/>
      <text:p text:style-name="P5">Diagramas de secuencia</text:p>
      <text:list xml:id="list26363762" text:continue-list="list26338765" text:style-name="L4">
        <text:list-item text:start-value="1">
          <text:p text:style-name="P19">¿Está completo?</text:p>
        </text:list-item>
        <text:list-item>
          <text:p text:style-name="P19">¿Es consistente con el diagrama de clases?</text:p>
        </text:list-item>
        <text:list-item>
          <text:p text:style-name="P19">¿Está bien utilizada la notación?</text:p>
        </text:list-item>
      </text:list>
      <text:p text:style-name="P3"/>
      <text:p text:style-name="P5">Diagrama de estados</text:p>
      <text:list xml:id="list26347211" text:continue-list="list26363762" text:style-name="L4">
        <text:list-item text:start-value="1">
          <text:p text:style-name="P19">¿Está completo?</text:p>
        </text:list-item>
        <text:list-item>
          <text:p text:style-name="P19">¿Está bien utilizada la notación?</text:p>
        </text:list-item>
      </text:list>
      <text:p text:style-name="P3"/>
      <text:p text:style-name="P5">Diagrama de paquetes</text:p>
      <text:list xml:id="list26364774" text:continue-list="list26347211" text:style-name="L4">
        <text:list-item text:start-value="1">
          <text:p text:style-name="P19">¿Está completo?</text:p>
        </text:list-item>
        <text:list-item>
          <text:p text:style-name="P19">¿Está bien utilizada la notación?</text:p>
        </text:list-item>
      </text:list>
      <text:p text:style-name="P3"/>
      <text:h text:style-name="P15" text:outline-level="2">Código</text:h>
      <text:p text:style-name="P5"/>
      <text:p text:style-name="P5">Generalidades</text:p>
      <text:list xml:id="list26290769" text:style-name="L5">
        <text:list-item>
          <text:p text:style-name="P20">¿Respeta estándares de codificación?</text:p>
        </text:list-item>
        <text:list-item>
          <text:p text:style-name="P20">¿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none"/>
      <style:text-properties fo:color="#000000" style:font-name="Arial" fo:font-size="12pt" style:font-name-asian="Arial" style:font-size-asian="12pt" style:font-name-complex="Arial" style:font-size-complex="12pt"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8</text:page-number>/<text:page-count>8</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8</text:page-number>/<text:page-count>8</text:page-count></text:p>
      </style:footer>
    </style:master-page>
    <style:master-page style:name="MP2" style:page-layout-name="Mpm2">
      <style:footer>
        <text:p text:style-name="MP1">Algoritmos y programación 3-TP 3: Algo3-Man <text:s/><text:page-number text:select-page="current">8</text:page-number>/<text:page-count>8</text:page-count></text:p>
      </style:footer>
    </style:master-page>
    <style:master-page style:name="MP3" style:page-layout-name="Mpm2">
      <style:footer>
        <text:p text:style-name="MP1">Algoritmos y programación 3-TP 3: Algo3-Man <text:s/><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creator>Matías Acosta</dc:creator>
    <dc:date>2009-12-17T06:24:20.90</dc:date>
    <meta:editing-cycles>7</meta:editing-cycles>
    <meta:editing-duration>PT02H07M37S</meta:editing-duration>
    <meta:document-statistic meta:table-count="1" meta:image-count="0" meta:object-count="0" meta:page-count="8" meta:paragraph-count="144" meta:word-count="1442" meta:character-count="9005"/>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